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1" table:default-cell-style-name="Default"/>
        <table:table-row table:style-name="ro1">
          <table:table-cell office:value-type="string">
            <text:p>Zeitstempel</text:p>
          </table:table-cell>
          <table:table-cell office:value-type="string">
            <text:p>Ich bin mir bewusst dass im Rahmen dieser Studie der TH KÃ¶ln personenbezogene Daten anonym erfasst und gespeichert werden. Alle personenbezogenen Daten werden gemÃ¤ÃŸ den geltenden rechtlichen Bestimmungen (Paragraph 203 StGB) vor unbefugter Offenbarung strikt geschÃ¼tzt. Die Daten werden <text:s/>nur <text:s/>anonym, <text:s/>ohne <text:s/>die <text:s/>MÃ¶glichkeit der Zuordnung der individuellen Ergebnisse zu den einzelnen Personen, ausgewertet. Ich habe die ErlÃ¤uterungen der Untersuchung gelesen und erklÃ¤re mich bereit, an der Untersuchung teilzunehmen. Ich habe jederzeit das Recht, ohne weitere Angabe von GrÃ¼nden, die Untersuchung abzubrechen, ohne dass mir daraus irgendwelche Nachteile entstehen.</text:p>
          </table:table-cell>
          <table:table-cell office:value-type="string">
            <text:p>Bitte geben Sie Ihr biologisches Geschlecht an:</text:p>
          </table:table-cell>
          <table:table-cell office:value-type="string">
            <text:p>Bitte geben Sie Ihr Alter an:</text:p>
          </table:table-cell>
          <table:table-cell office:value-type="string">
            <text:p>Welchen hÃ¶chsten Bildungsabschluss haben Sie bisher erreicht?</text:p>
          </table:table-cell>
          <table:table-cell office:value-type="string">
            <text:p>Welcher beruflichen oder (berufs-) qualifizierenden TÃ¤tigkeit (inklusive Studium, Ausbildung) gehen Sie derzeit nach?</text:p>
          </table:table-cell>
          <table:table-cell office:value-type="string">
            <text:p>Wie viel Sport treiben Sie pro Woche?</text:p>
          </table:table-cell>
          <table:table-cell office:value-type="string">
            <text:p>Welche HÃ¤ndigkeit besitzen Sie?</text:p>
          </table:table-cell>
          <table:table-cell office:value-type="string">
            <text:p>Seit wie vielen Jahren sprechen Sie Deutsch ?</text:p>
          </table:table-cell>
          <table:table-cell office:value-type="string">
            <text:p>KÃ¶rperlich / Motorisch</text:p>
          </table:table-cell>
          <table:table-cell office:value-type="string">
            <text:p>Visuell</text:p>
          </table:table-cell>
          <table:table-cell office:value-type="string">
            <text:p>Psychisch</text:p>
          </table:table-cell>
          <table:table-cell office:value-type="string">
            <text:p>Wenn Sie eine SehschwÃ¤che oder sonstige optische EinschrÃ¤nkungen haben :</text:p>
          </table:table-cell>
          <table:table-cell office:value-type="string">
            <text:p>Haben Sie Erfahrung mit der virtuellen RealitÃ¤t?</text:p>
          </table:table-cell>
          <table:table-cell office:value-type="string">
            <text:p>Hatten Sie bereits an Studien/Experimenten/Demos teilgenommen, die in einer Form virtueller RealitÃ¤t (Head-Mounted-Display, CAVE, KÃ¶rpertracking) oder immersiver (eintauchender) Darstellung stattgefunden haben ?</text:p>
          </table:table-cell>
          <table:table-cell office:value-type="string">
            <text:p>Sollten Sie auf die vorherige Frage mit "Ja" geantwortet haben, geben Sie bitte zudem die Anzahl der bereits absolvierten Erfahrungen an. </text:p>
          </table:table-cell>
          <table:table-cell office:value-type="string">
            <text:p>Welches EndgerÃ¤t nutzen Sie in dieser Studie?</text:p>
          </table:table-cell>
          <table:table-cell office:value-type="string">
            <text:p>In welchem AusmaÃŸ benutzen Sie das Internet in Ihrem tÃ¤glichen Leben? (Sehr hÃ¤ufig entspricht mehrere Stunden tÃ¤glich).</text:p>
          </table:table-cell>
          <table:table-cell office:value-type="string">
            <text:p>In welchem AusmaÃŸ benutzen Sie einen PC oder Laptop in Ihrem tÃ¤glichen Leben? (Sehr hÃ¤ufig entspricht mehrere Stunden tÃ¤glich).</text:p>
          </table:table-cell>
          <table:table-cell office:value-type="string">
            <text:p>In welchem AusmaÃŸ spielen Sie Videospiele auf dem Handy, einer Konsole oder am PC? (Sehr hÃ¤ufig entspricht mehrere Stunden tÃ¤glich).</text:p>
          </table:table-cell>
          <table:table-cell office:value-type="string">
            <text:p>In welchem AuÃŸmaÃŸ nutzen Sie ein VR-Headset?(Sehr hÃ¤ufig entspricht mehrere Stunden tÃ¤glich)</text:p>
          </table:table-cell>
        </table:table-row>
        <table:table-row table:style-name="ro1">
          <table:table-cell office:value-type="string">
            <text:p>2020/10/24 5:29:36 PM MEZ</text:p>
          </table:table-cell>
          <table:table-cell office:value-type="string">
            <text:p>Ich habe die Datenschutz- und EinverstÃ¤ndniserklÃ¤rung gelesen und stimme diesen zu.</text:p>
          </table:table-cell>
          <table:table-cell office:value-type="string">
            <text:p>MÃ¤nnlich</text:p>
          </table:table-cell>
          <table:table-cell office:value-type="float" office:value="27">
            <text:p>27</text:p>
          </table:table-cell>
          <table:table-cell office:value-type="string">
            <text:p>Abgeschlossenes Studium</text:p>
          </table:table-cell>
          <table:table-cell office:value-type="string">
            <text:p>Ich gehe derzeit keiner TÃ¤tigkeit nach</text:p>
          </table:table-cell>
          <table:table-cell office:value-type="string">
            <text:p>Eine halbe Stunde</text:p>
          </table:table-cell>
          <table:table-cell office:value-type="string">
            <text:p>RechtshÃ¤nder</text:p>
          </table:table-cell>
          <table:table-cell office:value-type="string">
            <text:p>Muttersprache</text:p>
          </table:table-cell>
          <table:table-cell table:number-columns-repeated="4"/>
          <table:table-cell office:value-type="string">
            <text:p>Ja</text:p>
          </table:table-cell>
          <table:table-cell office:value-type="string">
            <text:p>Nein</text:p>
          </table:table-cell>
          <table:table-cell/>
          <table:table-cell office:value-type="string">
            <text:p>Oculus Rift</text:p>
          </table:table-cell>
          <table:table-cell table:number-columns-repeated="3"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20/10/24 5:30:29 PM MEZ</text:p>
          </table:table-cell>
          <table:table-cell office:value-type="string">
            <text:p>Ich habe die Datenschutz- und EinverstÃ¤ndniserklÃ¤rung gelesen und stimme diesen zu.</text:p>
          </table:table-cell>
          <table:table-cell office:value-type="string">
            <text:p>Weiblich</text:p>
          </table:table-cell>
          <table:table-cell office:value-type="float" office:value="25">
            <text:p>25</text:p>
          </table:table-cell>
          <table:table-cell office:value-type="string">
            <text:p>Abgeschlossenes Studium</text:p>
          </table:table-cell>
          <table:table-cell office:value-type="string">
            <text:p>Ich bin Student/in</text:p>
          </table:table-cell>
          <table:table-cell office:value-type="string">
            <text:p>Eine Stunde</text:p>
          </table:table-cell>
          <table:table-cell office:value-type="string">
            <text:p>RechtshÃ¤nder</text:p>
          </table:table-cell>
          <table:table-cell office:value-type="string">
            <text:p>Muttersprache</text:p>
          </table:table-cell>
          <table:table-cell table:number-columns-repeated="4"/>
          <table:table-cell office:value-type="string">
            <text:p>Ja</text:p>
          </table:table-cell>
          <table:table-cell office:value-type="string">
            <text:p>Nein</text:p>
          </table:table-cell>
          <table:table-cell/>
          <table:table-cell office:value-type="string">
            <text:p>Oculus Rift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2020/10/24 5:34:09 PM MEZ</text:p>
          </table:table-cell>
          <table:table-cell office:value-type="string">
            <text:p>Ich habe die Datenschutz- und EinverstÃ¤ndniserklÃ¤rung gelesen und stimme diesen zu.</text:p>
          </table:table-cell>
          <table:table-cell office:value-type="string">
            <text:p>MÃ¤nnlich</text:p>
          </table:table-cell>
          <table:table-cell office:value-type="float" office:value="38">
            <text:p>38</text:p>
          </table:table-cell>
          <table:table-cell office:value-type="string">
            <text:p>Abgeschlossenes Studium</text:p>
          </table:table-cell>
          <table:table-cell office:value-type="string">
            <text:p>Ich bin Angestellte/r</text:p>
          </table:table-cell>
          <table:table-cell office:value-type="string">
            <text:p>Drei oder mehr Stunden</text:p>
          </table:table-cell>
          <table:table-cell office:value-type="string">
            <text:p>RechtshÃ¤nder</text:p>
          </table:table-cell>
          <table:table-cell office:value-type="string">
            <text:p>Muttersprache</text:p>
          </table:table-cell>
          <table:table-cell/>
          <table:table-cell office:value-type="string">
            <text:p>Kurzsichtig </text:p>
          </table:table-cell>
          <table:table-cell/>
          <table:table-cell office:value-type="string">
            <text:p>Beidseitig - 5.25 Tageslinsen</text:p>
          </table:table-cell>
          <table:table-cell office:value-type="string">
            <text:p>Ja</text:p>
          </table:table-cell>
          <table:table-cell office:value-type="string">
            <text:p>Nein</text:p>
          </table:table-cell>
          <table:table-cell/>
          <table:table-cell office:value-type="string">
            <text:p>Sonstiges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5">25.10.2020</text:date>, <text:time>20:26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5T20:25:49.40</meta:creation-date>
    <dc:date>2020-10-25T20:26:06.92</dc:date>
    <meta:editing-duration>PT18S</meta:editing-duration>
    <meta:editing-cycles>1</meta:editing-cycles>
    <meta:document-statistic meta:table-count="3" meta:cell-count="71" meta:object-count="0"/>
    <meta:generator>OpenOffice/4.1.7$Win32 OpenOffice.org_project/417m1$Build-9800</meta:generator>
  </office:meta>
</office:document-meta>
</file>